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/>
          <table:table-cell office:value-type="string" calcext:value-type="string">
            <text:p>Fechado?</text:p>
          </table:table-cell>
          <table:table-cell/>
          <table:table-cell office:value-type="string" calcext:value-type="string">
            <text:p>Lista de issues de My Study Plan</text:p>
          </table:table-cell>
          <table:table-cell office:value-type="string" calcext:value-type="string" table:number-columns-spanned="2" table:number-rows-spanned="1">
            <text:p>Label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C2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14:26 +0000 UT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C3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5:47 +0000 U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C4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6:14 +0000 UT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C5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ounting Sor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6:31 +0000 UT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C6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imum Spanning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Basic</text:p>
          </table:table-cell>
          <table:table-cell office:value-type="string" calcext:value-type="string">
            <text:p>2023-02-11 11:06:41 +0000 UT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C7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imum Su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Basic</text:p>
          </table:table-cell>
          <table:table-cell office:value-type="string" calcext:value-type="string">
            <text:p>2023-02-11 11:06:52 +0000 UT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C8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aximize Arra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7:07 +0000 UT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C9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imum Produc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7:18 +0000 UT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C10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ind Maximun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1:07:29 +0000 UT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C11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ssing Charact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7:35 +0000 U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C12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tring coun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7:49 +0000 UT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C13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rray Find Thre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5:25 +0000 UT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C14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rray reversal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5:12 +0000 UT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C15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Date find fu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4:48 +0000 UT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C16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Date calculate ag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08:01 +0000 UT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C17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este</text:p>
          </table:table-cell>
          <table:table-cell/>
          <table:table-cell office:value-type="string" calcext:value-type="string">
            <text:p>2023-02-10 08:46:19 +0000 UT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C18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Jump Search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1 13:18:46 +0000 UT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C19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ind Missing Number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2 11:42:23 +0000 UT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C20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ibonacci Search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2 11:43:21 +0000 UT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C21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elect Sor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Easy</text:p>
          </table:table-cell>
          <table:table-cell office:value-type="string" calcext:value-type="string">
            <text:p>2023-02-12 12:43:05 +0000 UT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C22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2 13:33:21 +0000 UT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C23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2 14:40:39 +0000 UT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C24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inimum Su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3 08:46:25 +0000 UT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C25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Job Sequencing 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3 09:35:36 +0000 UT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C26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ractional Knapsack 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3 10:34:15 +0000 UT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C27]=&quot;CLOSED&quot;;&quot;[X]&quot;;&quot;[  ]&quot;)" office:value-type="string" office:string-value="[X]" calcext:value-type="string">
            <text:p>[X]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aper Cut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Medium</text:p>
          </table:table-cell>
          <table:table-cell office:value-type="string" calcext:value-type="string">
            <text:p>2023-02-13 11:13:43 +0000 UT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C28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inimize Cash Flow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s/>Hard</text:p>
          </table:table-cell>
          <table:table-cell office:value-type="string" calcext:value-type="string">
            <text:p>2023-02-11 11:37:33 +0000 UT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C29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mon Charact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38:07 +0000 UT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C30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roup Word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38:32 +0000 UT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C31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order Index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39:01 +0000 UT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C32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ositive and Negativ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39:18 +0000 UT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C33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um Minu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40:02 +0000 UT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C34]=&quot;CLOSED&quot;;&quot;[X]&quot;;&quot;[  ]&quot;)" office:value-type="string" office:string-value="[  ]" calcext:value-type="string">
            <text:p>[ <text:s/>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y Week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2023-02-11 11:40:22 +0000 UTC</text:p>
          </table:table-cell>
        </table:table-row>
      </table:table>
      <table:named-expressions/>
      <table:database-ranges>
        <table:database-range table:name="__Anonymous_Sheet_DB__0" table:target-range-address="issues.A2:issues.H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2:57:33.275769548</dc:date>
    <meta:editing-duration>PT14M24S</meta:editing-duration>
    <meta:editing-cycles>4</meta:editing-cycles>
    <meta:generator>LibreOffice/7.3.7.2$Linux_X86_64 LibreOffice_project/30$Build-2</meta:generator>
    <meta:document-statistic meta:table-count="1" meta:cell-count="232" meta:object-count="0"/>
  </office:meta>
</office:document-meta>
</file>